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 bój się, nie lękaj się</text:span><text:span text:style-name="T1"><text:line-break/></text:span><text:span text:style-name="T1">Bóg sam wystarczy,</text:span><text:span text:style-name="T1"><text:line-break/></text:span><text:span text:style-name="T1">Bóg sam wystarczy</text:span><text:span text:style-name="T1"><text:line-break/></text:span><text:span text:style-name="T1"><text:line-break/></text:span><text:span text:style-name="T1">Zostań tu i ze mną się módl</text:span><text:span text:style-name="T1"><text:line-break/></text:span><text:span text:style-name="T1">Razem czuwajmy,</text:span><text:span text:style-name="T1"><text:line-break/></text:span><text:span text:style-name="T1">razem czuwajm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44:34</meta:creation-date>
    <dc:creator>Rafał Talacha</dc:creator>
    <dc:date>2009-01-27T09:55:43</dc:date>
    <dc:language>pl-PL</dc:language>
    <meta:editing-cycles>5</meta:editing-cycles>
    <meta:editing-duration>PT1M3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